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Materials:</text:p>
      <text:p text:style-name="Standard"><text:tab/>list of materials</text:p>
      <text:p text:style-name="Standard"/>
      <text:list xml:id="list1076525127" text:style-name="L1">
        <text:list-item>
          <text:p text:style-name="P1">Arduino </text:p>
        </text:list-item>
        <text:list-item>
          <text:p text:style-name="P1"><text:soft-page-break/>Arduino Protoshield</text:p>
        </text:list-item>
        <text:list-item>
          <text:p text:style-name="P1">MMA7361 accelerometer (sparkfun #SEN-09652)</text:p>
        </text:list-item>
        <text:list-item>
          <text:p text:style-name="P1">LPR530AL gyroscope (sparkfun #SEN-09990)</text:p>
        </text:list-item>
        <text:list-item>
          <text:p text:style-name="P1">Sabertooth 2x25 motor-controller </text:p>
        </text:list-item>
        <text:list-item>
          <text:p text:style-name="P1">(2) power wheelchair gear motors with wheels </text:p>
        </text:list-item>
        <text:list-item>
          <text:p text:style-name="P1">(2) 12v SLA batteries</text:p>
        </text:list-item>
        <text:list-item>
          <text:p text:style-name="P1">Some metal</text:p>
        </text:list-item>
        <text:list-item>
          <text:p text:style-name="P1">Bolts/nuts</text:p>
        </text:list-item>
        <text:list-item>
          <text:p text:style-name="P1">(2) 10k potentiometers (Radio Shack #271-1715)</text:p>
        </text:list-item>
        <text:list-item>
          <text:p text:style-name="P1">wire</text:p>
        </text:list-item>
        <text:list-item>
          <text:p text:style-name="P1">male header pins</text:p>
        </text:list-item>
        <text:list-item>
          <text:p text:style-name="P1">female header pins</text:p>
        </text:list-item>
        <text:list-item>
          <text:p text:style-name="P1">Main power toggle switch 25A+ SPST (Radio Shack #275-708)</text:p>
        </text:list-item>
      </text:list>
      <text:p text:style-name="Standard"/>
      <text:p text:style-name="Standard"><text:tab/>list of tools</text:p>
      <text:p text:style-name="Standard"/>
      <text:list xml:id="list1180967757" text:style-name="L2">
        <text:list-item>
          <text:p text:style-name="P2">power drill</text:p>
        </text:list-item>
        <text:list-item>
          <text:p text:style-name="P2">reciprocating-saw</text:p>
        </text:list-item>
        <text:list-item>
          <text:p text:style-name="P2">measuring tape</text:p>
        </text:list-item>
        <text:list-item>
          <text:p text:style-name="P2">angle-grinder</text:p>
        </text:list-item>
        <text:list-item>
          <text:p text:style-name="P2">drill-bits</text:p>
        </text:list-item>
        <text:list-item>
          <text:p text:style-name="P2">welder (optional)</text:p>
        </text:list-item>
        <text:list-item>
          <text:p text:style-name="P2"/>
        </text:list-item>
      </text:list>
      <text:p text:style-name="Standard"/>
      <text:p text:style-name="Standard"><text:tab/>sources</text:p>
      <text:p text:style-name="Standard"/>
      <text:list xml:id="list748300635" text:style-name="L3">
        <text:list-item>
          <text:p text:style-name="P3">Shane Colton</text:p>
        </text:list-item>
        <text:list-item>
          <text:p text:style-name="P3">John Dingley</text:p>
        </text:list-item>
        <text:list-item>
          <text:p text:style-name="P3">Sparkfun.com/tutorials</text:p>
        </text:list-item>
      </text:list>
      <text:p text:style-name="Standard"/>
      <text:p text:style-name="Standard"><text:tab/>cost</text:p>
      <text:p text:style-name="Standard"/>
      <text:p text:style-name="Standard"><text:s/>$500 (approximate)</text:p>
      <text:p text:style-name="Standard"/>
      <text:p text:style-name="Standard"><text:tab/>photo of materials</text:p>
      <text:p text:style-name="Standard"/>
      <text:p text:style-name="Standard">Steps:</text:p>
      <text:p text:style-name="Standard"><text:tab/>steps numbered 1, 2, 3</text:p>
      <text:p text:style-name="Standard"/>
      <text:p text:style-name="Standard">Step 1. Make frame</text:p>
      <text:p text:style-name="Standard"><text:tab/>A. determine motor mounting pattern</text:p>
      <text:p text:style-name="Standard"><text:tab/>B. make base frame</text:p>
      <text:p text:style-name="Standard"><text:tab/>C. mount handle-bar</text:p>
      <text:p text:style-name="Standard">Step 2. Mount button and potentiometers</text:p>
      <text:p text:style-name="Standard"><text:tab/>A. drill holes</text:p>
      <text:p text:style-name="Standard"><text:tab/>B. solder wires to pots and button</text:p>
      <text:p text:style-name="Standard">Step 3. Mount Electronics</text:p>
      <text:p text:style-name="Standard"><text:tab/>A. make box for Arduino and motor-controller</text:p>
      <text:p text:style-name="Standard"><text:tab/>B. mount to frame</text:p>
      <text:p text:style-name="Standard"><text:soft-page-break/>Step 4. Wire it up</text:p>
      <text:p text:style-name="Standard"><text:tab/>A. Connect power and signal wires to Arduino</text:p>
      <text:p text:style-name="Standard"><text:tab/>B. Connect motor and battery wires</text:p>
      <text:p text:style-name="Standard">Step 5. Test</text:p>
      <text:p text:style-name="Standard"><text:tab/>A. </text:p>
      <text:p text:style-name="Standard"/>
      <text:p text:style-name="Standard"/>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05T23:51:30</dc:date>
    <dc:creator>JD </dc:creator>
    <meta:editing-duration>PT5H7M59S</meta:editing-duration>
    <meta:editing-cycles>7</meta:editing-cycles>
    <meta:generator>LibreOffice/3.3$Linux LibreOffice_project/330m19$Build-401</meta:generator>
    <meta:document-statistic meta:table-count="0" meta:image-count="0" meta:object-count="0" meta:page-count="3" meta:paragraph-count="73" meta:word-count="678" meta:character-count="4120"/>
  </office:meta>
</office:document-meta>
</file>